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280000033F323E8FB6D2E03C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4.763cm" svg:x="0.018cm" svg:y="0.509cm">
          <draw:image xlink:href="Pictures/10000201000006280000033F323E8FB6D2E03C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7:45:19.457171120</meta:creation-date>
    <dc:date>2019-05-03T17:46:13.084374909</dc:date>
    <meta:editing-duration>PT56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